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Arial1" fo:font-size="15pt" officeooo:paragraph-rsid="0013816d" fo:background-color="#ffff00" style:font-size-asian="15pt" style:font-size-complex="15pt"/>
    </style:style>
    <style:style style:name="P2" style:family="paragraph" style:parent-style-name="Standard">
      <style:text-properties style:font-name="Arial1" fo:font-size="15pt" officeooo:paragraph-rsid="00080194" style:font-size-asian="15pt" style:font-size-complex="15pt"/>
    </style:style>
    <style:style style:name="P3" style:family="paragraph" style:parent-style-name="Standard">
      <style:text-properties style:font-name="Arial1" fo:font-size="15pt" officeooo:paragraph-rsid="0009a99e" style:font-size-asian="15pt" style:font-size-complex="15pt"/>
    </style:style>
    <style:style style:name="P4" style:family="paragraph" style:parent-style-name="Standard">
      <style:paragraph-properties style:writing-mode="lr-tb"/>
      <style:text-properties style:font-name="Arial1" fo:font-size="15pt" officeooo:paragraph-rsid="0011b71a" style:font-size-asian="15pt" style:font-size-complex="15pt"/>
    </style:style>
    <style:style style:name="P5" style:family="paragraph" style:parent-style-name="Standard">
      <style:paragraph-properties style:writing-mode="lr-tb"/>
      <style:text-properties style:font-name="Arial1" fo:font-size="15pt" officeooo:paragraph-rsid="0013816d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20pt" fo:font-weight="bold" officeooo:paragraph-rsid="0015b010" style:font-size-asian="20pt" style:font-weight-asian="bold" style:font-size-complex="20pt" style:font-weight-complex="bold"/>
    </style:style>
    <style:style style:name="P7" style:family="paragraph" style:parent-style-name="Standard">
      <style:paragraph-properties>
        <style:tab-stops/>
      </style:paragraph-properties>
      <style:text-properties style:font-name="Arial1" fo:font-size="20pt" officeooo:paragraph-rsid="00151c41" style:font-size-asian="20pt" style:font-size-complex="20pt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20pt" officeooo:paragraph-rsid="00151c41" style:font-size-asian="20pt" style:font-size-complex="20pt"/>
    </style:style>
    <style:style style:name="P9" style:family="paragraph" style:parent-style-name="Standard">
      <style:text-properties style:font-name="Arial1" fo:font-size="20pt" officeooo:paragraph-rsid="0015b010" style:font-size-asian="20pt" style:font-size-complex="20pt"/>
    </style:style>
    <style:style style:name="P10" style:family="paragraph" style:parent-style-name="Standard">
      <style:paragraph-properties>
        <style:tab-stops/>
      </style:paragraph-properties>
      <style:text-properties style:font-name="Arial1" fo:font-size="20pt" officeooo:paragraph-rsid="00151c41" fo:background-color="transparent" style:font-size-asian="20pt" style:font-size-complex="20pt"/>
    </style:style>
    <style:style style:name="P11" style:family="paragraph" style:parent-style-name="Standard">
      <style:text-properties fo:color="#c9211e" loext:opacity="100%" style:font-name="Arial1" fo:font-size="20pt" officeooo:paragraph-rsid="000c3c9e" style:font-size-asian="20pt" style:font-size-complex="20p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color="#c9211e" loext:opacity="100%"/>
    </style:style>
    <style:style style:name="T4" style:family="text">
      <style:text-properties fo:background-color="#ff0000" loext:char-shading-value="0"/>
    </style:style>
    <style:style style:name="T5" style:family="text">
      <style:text-properties fo:color="#000000" loext:opacity="100%"/>
    </style:style>
    <style:style style:name="T6" style:family="text">
      <style:text-properties fo:background-color="#ffbf00" loext:char-shading-value="0"/>
    </style:style>
    <style:style style:name="T7" style:family="text">
      <style:text-properties fo:background-color="#ffbf00" loext:char-shading-value="0"/>
    </style:style>
    <style:style style:name="T8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6">Exercício 3</text:p>
      <text:p text:style-name="P9"/>
      <text:p text:style-name="P9"><text:span text:style-name="T7">Deseja-se fazer um sistema de rede social.</text:span> </text:p>
      <text:p text:style-name="P9"/>
      <text:p text:style-name="P9"><text:tab/>Nesta <text:span text:style-name="T8">rede social, os </text:span><text:span text:style-name="T2">usuários</text:span><text:span text:style-name="T8"> podem seguir e<text:line-break/>ser seguidos por outros usuários. </text:span></text:p>
      <text:p text:style-name="P9"><text:span text:style-name="T8"/></text:p>
      <text:p text:style-name="P9"><text:span text:style-name="T8"><text:tab/>O perfil do usuário deve permitir cadastrar nome, email, data de nascimento, website, gênero, telefone e foto do perfil. </text:span></text:p>
      <text:p text:style-name="P9"><text:span text:style-name="T8"><text:tab/></text:span></text:p>
      <text:p text:style-name="P9"><text:span text:style-name="T8"><text:tab/>Os usuários podem fazer postagens de texto em sua própria "linha do tempo" (timeline) da rede social, sendo que podem anexar também fotos às postagens. </text:span></text:p>
      <text:p text:style-name="P9"><text:span text:style-name="T8"/></text:p>
      <text:p text:style-name="P9"><text:span text:style-name="T8"><text:tab/>Uma foto é referenciada pela URI de seu local de armazenamento. </text:span></text:p>
      <text:p text:style-name="P9"><text:span text:style-name="T8"/></text:p>
      <text:p text:style-name="P9"><text:span text:style-name="T8"><text:tab/>As fotos podem ser organizadas em </text:span><text:span text:style-name="T2">álbuns</text:span><text:span text:style-name="T8">, sendo que cada álbum possui um título.</text:span><text:line-break/></text:p>
      <text:p text:style-name="P11">Instância mínima: 4 usuários, pelo menos um usuário com mais de uma postagem, pelo menos um<text:line-break/>álbum com mais de uma foto.<text:line-break/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5T04:11:13.314000000</meta:creation-date>
    <dc:date>2022-07-28T03:53:24.609000000</dc:date>
    <meta:editing-duration>PT11H19M41S</meta:editing-duration>
    <meta:editing-cycles>13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9" meta:word-count="113" meta:character-count="678" meta:non-whitespace-character-count="560"/>
  </office:meta>
</office:document-meta>
</file>